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A515424E623BC76C.png" manifest:media-type="image/png"/>
  <manifest:file-entry manifest:full-path="Pictures/1000020100000780000004386E0F82263E1D4B9D.png" manifest:media-type="image/png"/>
  <manifest:file-entry manifest:full-path="Pictures/100002010000078000000438ECF07B31E391510D.png" manifest:media-type="image/png"/>
  <manifest:file-entry manifest:full-path="Pictures/10000201000003C0000002D0C4182DE41786C2DB.png" manifest:media-type="image/png"/>
  <manifest:file-entry manifest:full-path="Pictures/100002010000078000000438F9718354E5DE21F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Likhan" svg:font-family="Likhan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2066b" officeooo:paragraph-rsid="0012066b"/>
    </style:style>
    <style:style style:name="P3" style:family="paragraph" style:parent-style-name="Standard">
      <style:paragraph-properties fo:text-align="justify" style:justify-single-word="false"/>
      <style:text-properties fo:font-size="13pt" officeooo:rsid="0012066b" officeooo:paragraph-rsid="0012066b" style:font-size-asian="13pt" style:font-size-complex="13pt"/>
    </style:style>
    <style:style style:name="P4" style:family="paragraph" style:parent-style-name="Standard">
      <style:paragraph-properties fo:text-align="justify" style:justify-single-word="false"/>
      <style:text-properties style:font-name="Ubuntu" officeooo:rsid="0012066b" officeooo:paragraph-rsid="0012066b"/>
    </style:style>
    <style:style style:name="fr1" style:family="graphic" style:parent-style-name="Graphics">
      <style:graphic-properties style:shadow="none" draw:shadow-opacity="100%" style:mirror="none" fo:clip="rect(0cm, 0cm, 0.16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575cm, 17.537cm, 6.45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971cm, 17.658cm, 1.27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327cm, 15.182cm, 3.10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385cm, 6.354cm, 9.92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7cm" svg:height="12.654cm" draw:z-index="0"><draw:image xlink:href="Pictures/10000201000003C0000002D0C4182DE41786C2DB.png" xlink:type="simple" xlink:show="embed" xlink:actuate="onLoad" loext:mime-type="image/png"/></draw:frame></text:p>
      <text:p text:style-name="P2">Generated Plot</text:p>
      <text:p text:style-name="P2"/>
      <text:p text:style-name="P3">The above plot is generated by the following python script:</text:p>
      <text:p text:style-name="P3"/>
      <text:p text:style-name="P4"><draw:frame draw:style-name="fr2" draw:name="Image2" text:anchor-type="paragraph" svg:x="0.134cm" svg:y="0.099cm" svg:width="16.999cm" svg:height="9.442cm" draw:z-index="1"><draw:image xlink:href="Pictures/100002010000078000000438F9718354E5DE21F4.png" xlink:type="simple" xlink:show="embed" xlink:actuate="onLoad" loext:mime-type="image/png"/></draw:frame></text:p>
      <text:p text:style-name="P4"/>
      <text:p text:style-name="P4"><draw:frame draw:style-name="fr3" draw:name="Image3" text:anchor-type="paragraph" svg:x="-0.004cm" svg:y="0.074cm" svg:width="16.972cm" svg:height="13.003cm" draw:z-index="2"><draw:image xlink:href="Pictures/100002010000078000000438ECF07B31E391510D.png" xlink:type="simple" xlink:show="embed" xlink:actuate="onLoad" loext:mime-type="image/png"/></draw:frame><text:soft-page-break/></text:p>
      <text:p text:style-name="Standard"><draw:frame draw:style-name="fr4" draw:name="Image4" text:anchor-type="paragraph" svg:x="0.021cm" svg:y="1.051cm" svg:width="16.806cm" svg:height="10.183cm" draw:z-index="3"><draw:image xlink:href="Pictures/1000020100000780000004386E0F82263E1D4B9D.png" xlink:type="simple" xlink:show="embed" xlink:actuate="onLoad" loext:mime-type="image/png"/></draw:frame></text:p>
      <text:p text:style-name="Standard"/>
      <text:p text:style-name="Standard"/>
      <text:p text:style-name="Standard"><draw:frame draw:style-name="fr5" draw:name="Image5" text:anchor-type="paragraph" svg:x="0.039cm" svg:y="-0.007cm" svg:width="16.896cm" svg:height="4.214cm" draw:z-index="4"><draw:image xlink:href="Pictures/100002010000078000000438A515424E623BC76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handas" svg:font-family="Chandas" style:font-pitch="variable"/>
    <style:font-face style:name="Likhan" svg:font-family="Likhan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23:16:18.983416812</meta:creation-date>
    <dc:date>2019-02-03T23:29:35.150799529</dc:date>
    <meta:editing-duration>PT2M36S</meta:editing-duration>
    <meta:editing-cycles>1</meta:editing-cycles>
    <meta:document-statistic meta:table-count="0" meta:image-count="5" meta:object-count="0" meta:page-count="3" meta:paragraph-count="2" meta:word-count="12" meta:character-count="73" meta:non-whitespace-character-count="63"/>
    <meta:generator>LibreOffice/6.0.7.3$Linux_X86_64 LibreOffice_project/00m0$Build-3</meta:generator>
  </office:meta>
</office:document-meta>
</file>